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17cm" style:rel-column-width="65535*"/>
    </style:style>
    <style:style style:name="Tabela2.A1" style:family="table-cell">
      <style:table-cell-properties fo:background-color="#729fcf" fo:padding="0.097cm" fo:border="0.05pt solid #729fcf">
        <style:background-image/>
      </style:table-cell-properties>
    </style:style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17cm" style:rel-column-width="65535*"/>
    </style:style>
    <style:style style:name="Tabela1.A1" style:family="table-cell">
      <style:table-cell-properties fo:background-color="#729fcf" fo:padding="0.097cm" fo:border="0.05pt solid #729fcf">
        <style:background-image/>
      </style:table-cell-properties>
    </style:style>
    <style:style style:name="P1" style:family="paragraph" style:parent-style-name="Standard">
      <style:paragraph-properties fo:text-align="justify" style:justify-single-word="false"/>
      <style:text-properties officeooo:rsid="000b7e6a" officeooo:paragraph-rsid="000b7e6a"/>
    </style:style>
    <style:style style:name="P2" style:family="paragraph" style:parent-style-name="Standard">
      <style:paragraph-properties fo:text-align="justify" style:justify-single-word="false"/>
      <style:text-properties officeooo:rsid="000b7e6a" officeooo:paragraph-rsid="00117926"/>
    </style:style>
    <style:style style:name="P3" style:family="paragraph" style:parent-style-name="Standard">
      <style:paragraph-properties fo:text-align="justify" style:justify-single-word="false"/>
      <style:text-properties fo:font-weight="bold" officeooo:rsid="000b7e6a" officeooo:paragraph-rsid="000b7e6a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fo:color="#5983b0" fo:font-size="14pt" fo:font-weight="bold" officeooo:rsid="000b7e6a" officeooo:paragraph-rsid="000b7e6a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style="italic" fo:font-weight="bold" officeooo:rsid="000b7e6a" officeooo:paragraph-rsid="000b7e6a" style:font-style-asian="italic" style:font-weight-asian="bold" style:font-style-complex="italic" style:font-weight-complex="bold"/>
    </style:style>
    <style:style style:name="P6" style:family="paragraph" style:parent-style-name="Standard">
      <style:paragraph-properties fo:text-align="justify" style:justify-single-word="false"/>
      <style:text-properties fo:color="#ffffff" fo:font-size="12pt" officeooo:rsid="000b7e6a" officeooo:paragraph-rsid="00117926" style:font-size-asian="12pt" style:font-size-complex="12pt"/>
    </style:style>
    <style:style style:name="P7" style:family="paragraph" style:parent-style-name="Standard">
      <style:paragraph-properties fo:text-align="justify" style:justify-single-word="false"/>
      <style:text-properties fo:color="#ffffff" fo:font-size="12pt" fo:font-weight="bold" officeooo:rsid="000b7e6a" officeooo:paragraph-rsid="00117926" style:font-size-asian="12pt" style:font-weight-asian="bold" style:font-size-complex="12pt" style:font-weight-complex="bold"/>
    </style:style>
    <style:style style:name="P8" style:family="paragraph" style:parent-style-name="Table_20_Contents">
      <style:paragraph-properties fo:text-align="justify" style:justify-single-word="false"/>
    </style:style>
    <style:style style:name="P9" style:family="paragraph" style:parent-style-name="Table_20_Contents">
      <style:paragraph-properties fo:text-align="justify" style:justify-single-word="false"/>
      <style:text-properties officeooo:paragraph-rsid="00117926"/>
    </style:style>
    <style:style style:name="P10" style:family="paragraph" style:parent-style-name="Table_20_Contents">
      <style:paragraph-properties fo:text-align="justify" style:justify-single-word="false"/>
      <style:text-properties fo:font-size="11pt" style:font-size-asian="11pt" style:font-size-complex="11pt"/>
    </style:style>
    <style:style style:name="P11" style:family="paragraph" style:parent-style-name="Table_20_Contents">
      <style:paragraph-properties fo:text-align="justify" style:justify-single-word="false"/>
      <style:text-properties fo:font-size="11pt" officeooo:paragraph-rsid="00104829" style:font-size-asian="11pt" style:font-size-complex="11pt"/>
    </style:style>
    <style:style style:name="P12" style:family="paragraph" style:parent-style-name="Table_20_Contents">
      <style:paragraph-properties fo:text-align="justify" style:justify-single-word="false"/>
      <style:text-properties fo:font-size="11pt" officeooo:paragraph-rsid="00104fee" style:font-size-asian="11pt" style:font-size-complex="11pt"/>
    </style:style>
    <style:style style:name="P13" style:family="paragraph" style:parent-style-name="Table_20_Contents">
      <style:paragraph-properties fo:text-align="justify" style:justify-single-word="false"/>
      <style:text-properties fo:font-size="11pt" officeooo:rsid="000b7e6a" officeooo:paragraph-rsid="00117926" style:font-size-asian="11pt" style:font-size-complex="11pt"/>
    </style:style>
    <style:style style:name="P14" style:family="paragraph" style:parent-style-name="Table_20_Contents">
      <style:paragraph-properties fo:text-align="justify" style:justify-single-word="false"/>
      <style:text-properties fo:font-size="12pt" officeooo:paragraph-rsid="00117926" style:font-size-asian="12pt" style:font-size-complex="12pt"/>
    </style:style>
    <style:style style:name="P15" style:family="paragraph" style:parent-style-name="Table_20_Contents">
      <style:paragraph-properties fo:text-align="justify" style:justify-single-word="false"/>
      <style:text-properties fo:color="#ffffff" fo:font-weight="bold" style:font-weight-asian="bold" style:font-weight-complex="bold"/>
    </style:style>
    <style:style style:name="P16" style:family="paragraph" style:parent-style-name="Table_20_Contents">
      <style:paragraph-properties fo:text-align="justify" style:justify-single-word="false"/>
      <style:text-properties fo:color="#ffffff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0104829"/>
    </style:style>
    <style:style style:name="T3" style:family="text">
      <style:text-properties officeooo:rsid="000cb9d9"/>
    </style:style>
    <style:style style:name="T4" style:family="text">
      <style:text-properties officeooo:rsid="000e5607"/>
    </style:style>
    <style:style style:name="T5" style:family="text">
      <style:text-properties officeooo:rsid="00104829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officeooo:rsid="00104fee" style:font-style-asian="italic" style:font-style-complex="italic"/>
    </style:style>
    <style:style style:name="T8" style:family="text">
      <style:text-properties fo:font-size="11pt" style:font-size-asian="11pt" style:font-size-complex="11pt"/>
    </style:style>
    <style:style style:name="T9" style:family="text">
      <style:text-properties fo:font-size="11pt" officeooo:rsid="00104829" style:font-size-asian="11pt" style:font-size-complex="11pt"/>
    </style:style>
    <style:style style:name="T10" style:family="text">
      <style:text-properties fo:font-size="11pt" style:text-underline-style="none" style:font-size-asian="11pt" style:font-size-complex="11pt"/>
    </style:style>
    <style:style style:name="T11" style:family="text">
      <style:text-properties fo:font-size="11pt" style:text-underline-style="none" officeooo:rsid="00104829" style:font-size-asian="11pt" style:font-size-complex="11pt"/>
    </style:style>
    <style:style style:name="T12" style:family="text">
      <style:text-properties officeooo:rsid="00104fee"/>
    </style:style>
    <style:style style:name="T13" style:family="text">
      <style:text-properties fo:font-size="12pt" style:font-size-asian="12pt" style:font-size-complex="12pt"/>
    </style:style>
    <style:style style:name="T14" style:family="text">
      <style:text-properties fo:font-size="12pt" officeooo:rsid="00104829" style:font-size-asian="12pt" style:font-size-complex="12pt"/>
    </style:style>
    <style:style style:name="T15" style:family="text">
      <style:text-properties fo:font-size="12pt" style:text-underline-style="none" style:font-size-asian="12pt" style:font-size-complex="12pt"/>
    </style:style>
    <style:style style:name="T16" style:family="text">
      <style:text-properties fo:font-size="12pt" style:text-underline-style="none" officeooo:rsid="00104829" style:font-size-asian="12pt" style:font-size-complex="12pt"/>
    </style:style>
    <style:style style:name="T17" style:family="text">
      <style:text-properties fo:font-size="10pt" style:font-size-asian="10pt" style:font-size-complex="10pt"/>
    </style:style>
    <style:style style:name="T18" style:family="text">
      <style:text-properties fo:font-size="10pt" style:text-underline-style="none" style:font-size-asian="10pt" style:font-size-complex="10pt"/>
    </style:style>
    <style:style style:name="T19" style:family="text">
      <style:text-properties fo:color="#ffffff"/>
    </style:style>
    <style:style style:name="T20" style:family="text">
      <style:text-properties fo:color="#ffffff" fo:font-size="10pt" style:font-size-asian="10pt" style:font-size-complex="10pt"/>
    </style:style>
    <style:style style:name="T21" style:family="text">
      <style:text-properties fo:color="#ffffff" fo:font-size="10pt" style:text-underline-style="none" style:font-size-asian="10pt" style:font-size-complex="10pt"/>
    </style:style>
    <style:style style:name="T22" style:family="text">
      <style:text-properties fo:color="#ffffff" style:text-underline-style="none"/>
    </style:style>
    <style:style style:name="T23" style:family="text">
      <style:text-properties fo:color="#ffffff" fo:font-size="12pt" style:font-size-asian="12pt" style:font-size-complex="12pt"/>
    </style:style>
    <style:style style:name="T24" style:family="text">
      <style:text-properties fo:color="#ffffff" fo:font-size="12pt" style:text-underline-style="none" style:font-size-asian="12pt" style:font-size-complex="12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Curso – <text:span text:style-name="T6">Data Science for Construction, Architecture and Engineering</text:span></text:p>
      <text:p text:style-name="P1"><text:span text:style-name="T6">edX </text:span><text:span text:style-name="T7">| NUS National University of Singapore</text:span><text:span text:style-name="T12"> </text:span>– dezembro de 2020</text:p>
      <text:p text:style-name="P1"/>
      <text:p text:style-name="P5">Section 1 – Introduction and Python Fundamentals</text:p>
      <text:p text:style-name="P1"/>
      <table:table table:name="Tabela2" table:style-name="Tabela2">
        <table:table-column table:style-name="Tabela2.A"/>
        <table:table-row>
          <table:table-cell table:style-name="Tabela2.A1" office:value-type="string">
            <text:p text:style-name="P7">Introdução ao Curso</text:p>
            <text:p text:style-name="P7"/>
            <text:p text:style-name="P6">Bem-vindo ao Data Science for Construction, Architecture, and Engineering!</text:p>
            <text:p text:style-name="P6"/>
            <text:p text:style-name="P2"><text:span text:style-name="T23">Olá a todos, sou </text:span><text:a xlink:type="simple" xlink:href="https://www.linkedin.com/in/claytonmiller/" text:style-name="Internet_20_link" text:visited-style-name="Visited_20_Internet_20_Link"><text:span text:style-name="T24">Clayton Miller</text:span></text:a><text:span text:style-name="T23"> e minha missão é aumentar a conscientização sobre as oportunidades de desenvolver conjuntos de habilidades híbridas na indústria da construção, aprendendo a codificar. Eu lidero a equipe de </text:span><text:a xlink:type="simple" xlink:href="https://www.budslab.org/" text:style-name="Internet_20_link" text:visited-style-name="Visited_20_Internet_20_Link"><text:span text:style-name="T24">Ciência de Dados Urbanos e de Edifícios</text:span></text:a><text:span text:style-name="T23"> da Universidade Nacional de Cingapura</text:span></text:p>
            <text:p text:style-name="P6"/>
            <text:p text:style-name="P6">Esta primeira seção fornecerá uma orientação para todo o curso e, especificamente, os vídeos de introdução ao Python que serão abordados nesta primeira seção.</text:p>
            <text:p text:style-name="P6"/>
            <text:p text:style-name="P6">Esses vídeos de orientação são recomendados para todos os participantes<text:span text:style-name="T3"> – </text:span>desde iniciantes até programadores experientes, pois eles fornecem uma visão geral de cada seção, de modo que você pode escolher se concentrar em algumas partes enquanto pula outras.</text:p>
          </table:table-cell>
        </table:table-row>
      </table:table>
      <text:p text:style-name="P1"/>
      <text:p text:style-name="P14">Olá a todos!</text:p>
      <text:p text:style-name="P14">Meu nome é Dr. Clayton Miller<text:span text:style-name="T12">, professor-assistente</text:span> na Universidade Nacional de Cingapura na Escola de Design e Meio Ambiente.<text:span text:style-name="T4"> </text:span>Estou aqui para motivá-lo a participar deste curso EDx: <text:span text:style-name="T6">Data Science for Construction, Architecture and Engineering</text:span>.</text:p>
      <text:p text:style-name="P14"/>
      <text:p text:style-name="P14">Minha missão é ensinar habilidades modernas de ciência de dados a profissionais da indústria de construção.<text:span text:style-name="T4"> </text:span>Temos uma grande quantidade de dados sendo criados neste campo<text:span text:style-name="T4"> </text:span>e meu objetivo é ajudar a reduzir o medo de alguém em face de dados grandes e confusos de edifícios.</text:p>
      <text:p text:style-name="P14"/>
      <text:p text:style-name="P14">Vamos começar explicando como geralmente já analisamos os dados no ambiente construído.<text:span text:style-name="T12"> </text:span>Quais são as ferramentas que usamos?<text:span text:style-name="T4"> </text:span>Bem, obviamente, o primeiro que vem à mente é uma planilha.<text:span text:style-name="T4"> </text:span>Eu sou um engenheiro.<text:span text:style-name="T4"> </text:span>Eu amo planilhas.<text:span text:style-name="T12"> </text:span>Tenho certeza que você também, ou não participaria deste módulo.<text:span text:style-name="T4"> </text:span>As planilhas oferecem muitos benefícios.<text:span text:style-name="T4"> </text:span>Primeiro, eles são extremamente fáceis de usar.<text:span text:style-name="T4"> </text:span>Essencialmente, eles são apenas uma grade bidimensional de células que permitem uma entrada fácil, criação de fórmulas e outras tarefas.<text:span text:style-name="T4"> </text:span>Além disso, todos usam planilhas.<text:span text:style-name="T4"> </text:span>Você pode enviar um para um colega e eles podem começar a usá-lo rapidamente.<text:span text:style-name="T12"> </text:span>Mas existem alguns grandes problemas com planilhas que estão se tornando mais aparentes<text:span text:style-name="T12"> </text:span>à medida que usamos grandes quantidades de dados do ambiente construído.<text:span text:style-name="T4"> </text:span>O primeiro problema é que as planilhas não são reproduzíveis.<text:span text:style-name="T4"> </text:span>Você pode ter a história de alguém lhe enviando uma planilha<text:span text:style-name="T4"> </text:span>em que era necessário fazer engenharia reversa em várias células para entender como funcionava.<text:span text:style-name="T4"> </text:span>O segundo problema é que as planilhas não lidam bem com certos tipos de dados.<text:span text:style-name="T12"> </text:span>Os dados do sistema de gerenciamento de edifícios, por exemplo, têm carimbos de data/hora difíceis de analisar,<text:span text:style-name="T4"> </text:span>mesclar ou alterar a frequência em uma planilha.<text:span text:style-name="T4"> </text:span>Por último, mas não menos importante, as planilhas não são realmente projetadas para métodos modernos de aprendizado de máquina.</text:p>
      <text:p text:style-name="P14"/>
      <text:p text:style-name="P14">As planilhas não são a melhor ferramenta para explorar essas novas técnicas.<text:span text:style-name="T4"> </text:span>No final do dia, nossas planilhas são solitárias e há muita pressão sobre elas para atender a todas as nossas necessidades de análise.</text:p>
      <text:p text:style-name="P14">O foco principal deste curso EDx é fornecer a você outro conjunto de ferramentas de ciência de dados que são opções modernas para complementar <text:span text:style-name="T5">as </text:span>planilhas.<text:span text:style-name="T5"> </text:span>Essencialmente, queremos <text:soft-page-break/><text:span text:style-name="T5">repassar</text:span> nossa<text:span text:style-name="T5">s</text:span> planilha<text:span text:style-name="T5">s</text:span> a um amigo.<text:span text:style-name="T5"> </text:span>E, neste curso, vamos usar uma ferramenta de análise <text:span text:style-name="T5">utilizando</text:span> Python.</text:p>
      <text:p text:style-name="P14"/>
      <text:p text:style-name="P14">Python é uma linguagem de programação moderna e de alto nível que está sendo usada por milhões de pessoas em todo o mundo.<text:span text:style-name="T5"> </text:span>É uma linguagem de programação relativamente fácil de usar, boa para iniciantes.<text:span text:style-name="T5"> </text:span>Python, devido ao seu uso como ferramenta de ciência de dados, explodiu em popularidade nos últimos 10 anos.</text:p>
      <text:p text:style-name="P14"/>
      <text:p text:style-name="P9"><text:span text:style-name="T13">Este gráfico de um site chamado </text:span><text:a xlink:type="simple" xlink:href="http://stackoverflow.com/" text:style-name="Internet_20_link" text:visited-style-name="Visited_20_Internet_20_Link"><text:span text:style-name="T16">s</text:span></text:a><text:a xlink:type="simple" xlink:href="http://stackoverflow.com/" text:style-name="Internet_20_link" text:visited-style-name="Visited_20_Internet_20_Link"><text:span text:style-name="T15">tack</text:span></text:a><text:a xlink:type="simple" xlink:href="http://stackoverflow.com/" text:style-name="Internet_20_link" text:visited-style-name="Visited_20_Internet_20_Link"><text:span text:style-name="T16">o</text:span></text:a><text:a xlink:type="simple" xlink:href="http://stackoverflow.com/" text:style-name="Internet_20_link" text:visited-style-name="Visited_20_Internet_20_Link"><text:span text:style-name="T15">verflow.com</text:span></text:a><text:span text:style-name="T13"> mostra como o Python superou todas as outras linguagens de programação em uso.</text:span><text:span text:style-name="T14"> </text:span><text:span text:style-name="T13">Isso significa que há muita demanda por habilidades em Python</text:span><text:span text:style-name="T14"> </text:span><text:span text:style-name="T13">e também uma quantidade crescente de conteúdo educacional online voltado para diferentes disciplinas.</text:span></text:p>
      <text:p text:style-name="P14">O objetivo principal deste curso não é torná-lo um desenvolvedor de software ou cientista da computação.<text:span text:style-name="T5"> </text:span>A ideia é adicionarmos habilidades de ciência de dados usando Python ao seu conjunto atual de habilidades da indústria de construção.<text:span text:style-name="T5"> </text:span>O objetivo é pegar certas partes do seu fluxo de trabalho normal<text:span text:style-name="T5"> </text:span>e adicionar a capacidade de usar habilidades de programação para automatizar e aprimorar esse processo.</text:p>
      <text:p text:style-name="P14"/>
      <text:p text:style-name="P14">Essa percepção pode dar a você a capacidade de lidar com tipos de dados maiores e mais diversos.</text:p>
      <text:p text:style-name="P14">Por que a ciência de dados é importante para o ambiente construído?<text:span text:style-name="T5"> </text:span>Bem, nosso campo tem grandes desafios quando se trata de eficiência de tempo.<text:span text:style-name="T5"> </text:span></text:p>
      <text:p text:style-name="P13"/>
      <table:table table:name="Tabela1" table:style-name="Tabela1">
        <table:table-column table:style-name="Tabela1.A"/>
        <table:table-row>
          <table:table-cell table:style-name="Tabela1.A1" office:value-type="string">
            <text:p text:style-name="P15">Visão geral dos conjuntos de dados</text:p>
            <text:p text:style-name="P16"/>
            <text:p text:style-name="P16">Ao contrário de outros cursos de Ciência de Dados, nos concentramos especificamente em aplicativos e dados de edifícios reais. Este vídeo fornece uma compreensão dos objetivos do uso desses conjuntos de dados. Essas aplicações serão abordadas nas Seções 2-4</text:p>
          </table:table-cell>
        </table:table-row>
      </table:table>
      <text:p text:style-name="P1"/>
      <text:p text:style-name="P1">Para começar a fazer ciência de dados, selecionei alguns conjuntos de dados da vida real da indústria de construção</text:p>
      <text:p text:style-name="P1">que podemos usar para praticar as habilidades cobertas a cada semana.</text:p>
      <text:p text:style-name="P1">Neste vídeo, darei uma visão geral desses cenários</text:p>
      <text:p text:style-name="P1">e compreensão de como eles se encaixam nos edifícios do ciclo de vida.</text:p>
      <text:p text:style-name="P1">Em termos de estilo de ensino, este curso é diferente de outras opções de programação na plataforma edX,</text:p>
      <text:p text:style-name="P1">por alguns motivos.</text:p>
      <text:p text:style-name="P1">A primeira é que nos concentramos na análise dos dados reais do ambiente construído.</text:p>
      <text:p text:style-name="P1">Você estará carregando, processando e visualizando dados de edifícios nas primeiras linhas de código.</text:p>
      <text:p text:style-name="P1">A segunda coisa é que mais tempo será gasto no que chamamos de programação de alto nível.</text:p>
      <text:p text:style-name="P1">Em um curso tradicional, primeiro quebraríamos todos os conceitos de python</text:p>
      <text:p text:style-name="P1">explique cada um antes de fazer qualquer coisa prática.</text:p>
      <text:p text:style-name="P1">Neste curso, vamos começar mais rapidamente a mostrar a programação como parte de um processo.</text:p>
      <text:p text:style-name="P1">Você pode querer revisar os fundamentos do Python durante ou após o curso para refinar o conhecimento adquirido</text:p>
      <text:p text:style-name="P1">Talvez concluindo um curso geral de python em paralelo a este.</text:p>
      <text:p text:style-name="P1">Existem duas maneiras de usar a programação no ambiente construído:</text:p>
      <text:p text:style-name="P1">A primeira é usar scripts ou programas para automatizar um processo ou sistema.</text:p>
      <text:p text:style-name="P1">Por exemplo, na fabricação digital, você pode ter robôs que respondem a um script python</text:p>
      <text:p text:style-name="P1">que lhes diz como montar ou fabricar algo de maneira automatizada.</text:p>
      <text:p text:style-name="P1"><text:soft-page-break/>A segunda maneira de usar a programação é para a automação de tarefas de análise de dados e tomada de decisão.</text:p>
      <text:p text:style-name="P1">É aqui que você está usando o código para pegar dados brutos e transformá-los para um determinado objetivo.</text:p>
      <text:p text:style-name="P1">Neste curso, vamos nos concentrar no segundo tipo de codificação.</text:p>
      <text:p text:style-name="P1">O primeiro status que usaremos está focado no design e nas construções.</text:p>
      <text:p text:style-name="P1">Nesta fase, praticaremos o uso de dados de simulação de energia de todo o edifício</text:p>
      <text:p text:style-name="P1">que é usado para prever o desempenho do edifício antes de ser construído.</text:p>
      <text:p text:style-name="P1">A quantidade de energia que um edifício usará é baseada nas características de entrada para este modelo.</text:p>
      <text:p text:style-name="P1">O conjunto de dados para este contexto foi criado a partir dos arquivos de saída do popular mecanismo de simulação EnergyPlus.</text:p>
      <text:p text:style-name="P1">Esses arquivos fazem parte de um fluxo de trabalho de modelagem paramétrica na fase de projeto da construção.</text:p>
      <text:p text:style-name="P1">O objetivo é usar esses modelos para comparar o consumo previsto de diferentes opções</text:p>
      <text:p text:style-name="P1">como parte do processo de design integrado.</text:p>
      <text:p text:style-name="P1">O segundo conjunto de dados que será usado é da fase de construção do ciclo de vida do edifício.</text:p>
      <text:p text:style-name="P1">Em edifícios comerciais modernos, existem redes de sensores instaladas no edifício</text:p>
      <text:p text:style-name="P1">esse sistema de controle, como iluminação e ar condicionado.</text:p>
      <text:p text:style-name="P1">Um dos objetivos do processo de construção</text:p>
      <text:p text:style-name="P1">é confirmar se esses sistemas estão funcionando bem antes de serem entregues ao proprietário.</text:p>
      <text:p text:style-name="P1">Este processo é denominado "comissionamento".</text:p>
      <text:p text:style-name="P1">Essas redes de sensores são essencialmente Internet das coisas modernas,</text:p>
      <text:p text:style-name="P1">ou sistemas IOT e python tem bibliotecas específicas dedicadas a este tipo de dados.</text:p>
      <text:p text:style-name="P1">O conjunto de dados IOT que usaremos neste curso é do Projeto Building Data Genome,</text:p>
      <text:p text:style-name="P1">um repositório de dados de código aberto que se concentra em dados de sensores medidos de edifícios reais.</text:p>
      <text:p text:style-name="P1">Os dados IOT primários que usaremos são de medidores de energia elétrica.</text:p>
      <text:p text:style-name="P1">Finalmente, na fase de operação,</text:p>
      <text:p text:style-name="P1">vamos nos concentrar no processamento de dados relacionados ao conforto e satisfação dos ocupantes do edifício.</text:p>
      <text:p text:style-name="P1">Este conjunto de dados é de pessoas que deram feedback sobre como se sentem confortáveis ​​em um espaço.</text:p>
      <text:p text:style-name="P1">Eles indicaram que se sentem muito quentes ou muito frios em um determinado cenário</text:p>
      <text:p text:style-name="P1">e essas respostas foram combinadas com os dados do sensor, como temperatura e umidade da zona.</text:p>
      <text:p text:style-name="P1">O conjunto de dados específico que usaremos para esta finalidade é do banco de dados de conforto térmico global 2 da ASHRAE</text:p>
      <text:p text:style-name="P1">Este conjunto de dados fornece dados empíricos de feedback dos ocupantes de milhares de pessoas</text:p>
      <text:p text:style-name="P1">que participou de dezenas de diferentes estudos de conferências térmicas realizados em todo o mundo.</text:p>
      <text:p text:style-name="P1">Além disso, cada conjunto de vídeos e este curso incluirá uma visão geral de como essas diferentes técnicas</text:p>
      <text:p text:style-name="P1">foram implementados em um estudo de caso específico bem aqui em Cingapura.</text:p>
      <text:p text:style-name="P1">Este estudo de caso é SDE4, um edifício de energia zero líquido aqui na Universidade Nacional de Cingapura.</text:p>
      <text:p text:style-name="P1">Darei uma introdução de como a ciência de dados foi usada em cada fase do ciclo de vida deste edifício.</text:p>
      <text:p text:style-name="P1"/>
      <text:p text:style-name="P1"/>
      <text:p text:style-name="P1"/>
      <text:p text:style-name="P3">Section 2 – Building Design Phase - Intro to Pandas</text:p>
      <text:p text:style-name="P1"/>
      <text:p text:style-name="P1"><text:soft-page-break/></text:p>
      <text:p text:style-name="P1"/>
      <text:p text:style-name="P1"/>
      <text:p text:style-name="P3">Section 3 – Construction Phase - Pandas Fundamentals</text:p>
      <text:p text:style-name="P1"/>
      <text:p text:style-name="P1"/>
      <text:p text:style-name="P3">Section 4 – Operations Phase - Statistics and Visualization</text:p>
      <text:p text:style-name="P1"/>
      <text:p text:style-name="P1"/>
      <text:p text:style-name="P1"/>
      <text:p text:style-name="P3">Section 5 – Introduction to Machine Learning for Building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23T10:01:55.961000000</meta:creation-date>
    <dc:date>2020-12-23T11:02:37.299000000</dc:date>
    <meta:editing-duration>PT8M25S</meta:editing-duration>
    <meta:editing-cycles>3</meta:editing-cycles>
    <meta:generator>LibreOffice/6.1.4.2$Windows_X86_64 LibreOffice_project/9d0f32d1f0b509096fd65e0d4bec26ddd1938fd3</meta:generator>
    <meta:document-statistic meta:table-count="2" meta:image-count="0" meta:object-count="0" meta:page-count="4" meta:paragraph-count="77" meta:word-count="1522" meta:character-count="9492" meta:non-whitespace-character-count="8036"/>
  </office:meta>
</office:document-meta>
</file>